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5f11b"/>
    </style:style>
    <style:style style:name="P2" style:family="paragraph" style:parent-style-name="Standard">
      <style:text-properties style:font-name="Ubuntu" officeooo:rsid="0015f11b" officeooo:paragraph-rsid="001afe89"/>
    </style:style>
    <style:style style:name="P3" style:family="paragraph" style:parent-style-name="Standard">
      <style:text-properties style:font-name="Ubuntu" officeooo:rsid="007fb515" officeooo:paragraph-rsid="008c2a55"/>
    </style:style>
    <style:style style:name="P4" style:family="paragraph" style:parent-style-name="Standard">
      <style:text-properties style:font-name="Ubuntu" officeooo:rsid="007fb515" officeooo:paragraph-rsid="0015f11b"/>
    </style:style>
    <style:style style:name="P5" style:family="paragraph" style:parent-style-name="Standard">
      <style:text-properties style:font-name="Ubuntu" officeooo:rsid="008112ca" officeooo:paragraph-rsid="008112ca"/>
    </style:style>
    <style:style style:name="P6" style:family="paragraph" style:parent-style-name="Table_20_Contents">
      <style:text-properties style:font-name="Ubuntu" officeooo:rsid="001afe89" officeooo:paragraph-rsid="001afe89"/>
    </style:style>
    <style:style style:name="P7" style:family="paragraph" style:parent-style-name="Table_20_Contents">
      <style:text-properties style:font-name="Ubuntu" fo:font-size="14pt" fo:font-weight="bold" officeooo:rsid="001afe89" officeooo:paragraph-rsid="001afe89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Ubuntu" officeooo:rsid="0028ad1c" officeooo:paragraph-rsid="0028ad1c"/>
    </style:style>
    <style:style style:name="P9" style:family="paragraph" style:parent-style-name="Table_20_Contents">
      <style:text-properties style:font-name="Ubuntu" officeooo:rsid="00b30a99" officeooo:paragraph-rsid="00b30a99"/>
    </style:style>
    <style:style style:name="P10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88f460"/>
    </style:style>
    <style:style style:name="P11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a65cb2"/>
    </style:style>
    <style:style style:name="P12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officeooo:paragraph-rsid="00a65cb2"/>
    </style:style>
    <style:style style:name="P13" style:family="paragraph" style:parent-style-name="Standard">
      <style:text-properties style:font-name="Ubuntu" fo:font-size="14pt" fo:font-weight="bold" officeooo:rsid="00231bbf" officeooo:paragraph-rsid="00231bbf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Ubuntu" officeooo:rsid="007fb515" officeooo:paragraph-rsid="008c2a55"/>
    </style:style>
    <style:style style:name="P15" style:family="paragraph" style:parent-style-name="Standard">
      <style:text-properties style:font-name="Ubuntu" officeooo:rsid="00b83c85" officeooo:paragraph-rsid="00b83c85"/>
    </style:style>
    <style:style style:name="T1" style:family="text">
      <style:text-properties officeooo:rsid="001afe89"/>
    </style:style>
    <style:style style:name="T2" style:family="text">
      <style:text-properties officeooo:rsid="003ce67f"/>
    </style:style>
    <style:style style:name="T3" style:family="text">
      <style:text-properties officeooo:rsid="007fb515"/>
    </style:style>
    <style:style style:name="T4" style:family="text">
      <style:text-properties officeooo:rsid="008295da"/>
    </style:style>
    <style:style style:name="T5" style:family="text">
      <style:text-properties style:font-name="Ubuntu" officeooo:rsid="0088f460"/>
    </style:style>
    <style:style style:name="T6" style:family="text">
      <style:text-properties officeooo:rsid="008e1704"/>
    </style:style>
    <style:style style:name="T7" style:family="text">
      <style:text-properties officeooo:rsid="008fa296"/>
    </style:style>
    <style:style style:name="T8" style:family="text">
      <style:text-properties officeooo:rsid="0098ffff"/>
    </style:style>
    <style:style style:name="T9" style:family="text">
      <style:text-properties officeooo:rsid="00a65cb2"/>
    </style:style>
    <style:style style:name="T10" style:family="text">
      <style:text-properties officeooo:rsid="00ab0ae6"/>
    </style:style>
    <style:style style:name="T11" style:family="text">
      <style:text-properties fo:font-style="italic" officeooo:rsid="00ab0ae6" style:font-style-asian="italic" style:font-style-complex="italic"/>
    </style:style>
    <style:style style:name="T12" style:family="text">
      <style:text-properties officeooo:rsid="00ab311a"/>
    </style:style>
    <style:style style:name="T13" style:family="text">
      <style:text-properties officeooo:rsid="00b438ea"/>
    </style:style>
    <style:style style:name="T14" style:family="text">
      <style:text-properties fo:color="#000000" style:font-name="Ubuntu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Ubuntu" fo:font-size="12pt" fo:font-style="normal" style:text-underline-style="none" fo:font-weight="normal" officeooo:rsid="00b438ea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Ubuntu" fo:font-size="12pt" fo:font-style="normal" style:text-underline-style="none" fo:font-weight="normal" officeooo:rsid="00b5333f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5" office:value-type="string">
            <text:p text:style-name="P7">Práctica <text:span text:style-name="T3">5. Gestión de la calidad 1</text:span></text:p>
          </table:table-cell>
          <table:table-cell table:style-name="Tabla1.B1" office:value-type="string">
            <text:p text:style-name="P2">Entrega<text:span text:style-name="T1">ble</text:span>: <text:span text:style-name="T8">Captura de pantalla <text:s/>o ficheros <text:s/>con resultados</text:span></text:p>
          </table:table-cell>
        </table:table-row>
        <table:table-row>
          <table:covered-table-cell/>
          <table:table-cell table:style-name="Tabla1.B2" office:value-type="string">
            <text:p text:style-name="P6">Fecha Entrega: <text:span text:style-name="T8">12/3/20</text:span></text:p>
          </table:table-cell>
        </table:table-row>
        <table:table-row>
          <table:covered-table-cell/>
          <table:table-cell table:style-name="Tabla1.B2" office:value-type="string">
            <text:p text:style-name="P8">Herramienta<text:span text:style-name="T2">s</text:span>: <text:span text:style-name="T8">Maven, w3af, Tomcat</text:span></text:p>
          </table:table-cell>
        </table:table-row>
        <table:table-row>
          <table:covered-table-cell/>
          <table:table-cell table:style-name="Tabla1.B2" office:value-type="string">
            <text:p text:style-name="P6">Equipo: Individual</text:p>
          </table:table-cell>
        </table:table-row>
        <table:table-row>
          <table:covered-table-cell/>
          <table:table-cell table:style-name="Tabla1.B2" office:value-type="string">
            <text:p text:style-name="P9">Realizado por: Santiago Iribarren Bustince</text:p>
          </table:table-cell>
        </table:table-row>
      </table:table>
      <text:p text:style-name="P1"/>
      <text:p text:style-name="P13">Desarrollo de la práctica</text:p>
      <text:p text:style-name="P4"/>
      <text:p text:style-name="P5">2.- <text:span text:style-name="T7">Verificación <text:s/></text:span></text:p>
      <text:p text:style-name="P10"/>
      <text:p text:style-name="P11">2.2.-<text:span text:style-name="T9">A nivel de las especificaciones (no es necesario realizar pruebas con ambos), qué diferencias detectas entre la herramienta de análisis de código y esta otra herramienta desarrollada por el SEI: </text:span><text:a xlink:type="simple" xlink:href="https://www.sei.cmu.edu/news-events/news/article.cfm?assetid=524804" text:style-name="Internet_20_link" text:visited-style-name="Visited_20_Internet_20_Link"><text:span text:style-name="T9">https://www.sei.cmu.edu/news-events/news/article.cfm?assetid=524804</text:span></text:a></text:p>
      <text:p text:style-name="P11"/>
      <text:p text:style-name="P11"><text:tab/>- <text:span text:style-name="T13">FindBugs sirve únicamente para buscar errores en código de Java. SCALe puede <text:tab/>ser usado para auditar código escrito en cualquier lenguaje de programación.</text:span></text:p>
      <text:p text:style-name="P12"><text:span text:style-name="T5"><text:tab/>- </text:span><text:span text:style-name="T14">FindBugs opera en Java </text:span><text:span text:style-name="T15">bytecode,</text:span><text:span text:style-name="T14"> </text:span><text:span text:style-name="T15">a diferencia de SCALe, que opera con código <text:tab/>fuente</text:span><text:span text:style-name="T14">.</text:span></text:p>
      <text:p text:style-name="P12"><text:span text:style-name="T14"><text:tab/>- </text:span><text:span text:style-name="T15">Ambos utilizan herramientas de análisis estático.</text:span></text:p>
      <text:p text:style-name="P12"><text:span text:style-name="T15"><text:tab/>- </text:span><text:span text:style-name="T16">SCALe puede analizar eficientemente mas defectos de código que cualquier <text:tab/>otra herramienta de analisas de código, incluido Findbugs.</text:span></text:p>
      <text:p text:style-name="P3"/>
      <text:p text:style-name="P3"><text:span text:style-name="T7">4</text:span>.-<text:span text:style-name="T4">Cumplimiento normativo</text:span></text:p>
      <text:p text:style-name="P3"/>
      <text:p text:style-name="P3">Inve<text:span text:style-name="T4">s</text:span>tiga qu<text:span text:style-name="T7">é</text:span> <text:span text:style-name="T4">estándares</text:span> y regulaciones <text:span text:style-name="T7">pueden</text:span> afectar al proyecto <text:span text:style-name="T10">del </text:span><text:span text:style-name="T11">Sistema de control de contaminación</text:span><text:span text:style-name="T10"> </text:span><text:s/>y detall<text:span text:style-name="T6">a</text:span> <text:span text:style-name="T7">e</text:span>n qu<text:span text:style-name="T7">é</text:span> <text:span text:style-name="T12">cuestiones podrían </text:span>afectar<text:span text:style-name="T7">.</text:span></text:p>
      <text:p text:style-name="P3"/>
      <text:p text:style-name="P15"><text:tab/>Debemos saber los límites que permiten las leyes de emisiones de cada gas para así <text:tab/>establecer umbrales que se tendrán en cuenta a la hora de desarrollar el software y <text:tab/>para saber, concretamente, cuando hay que avisar en caso de infracción, de manera <text:tab/>que se puedan bajar los niveles de emisión de dichos g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3:55.360458719</meta:creation-date>
    <dc:date>2020-03-11T19:51:35.422217755</dc:date>
    <meta:editing-duration>P6DT1H7M57S</meta:editing-duration>
    <meta:editing-cycles>142</meta:editing-cycles>
    <meta:generator>LibreOffice/6.0.7.3$Linux_X86_64 LibreOffice_project/00m0$Build-3</meta:generator>
    <meta:document-statistic meta:table-count="1" meta:image-count="0" meta:object-count="0" meta:page-count="1" meta:paragraph-count="16" meta:word-count="209" meta:character-count="1440" meta:non-whitespace-character-count="1231"/>
  </office:meta>
</office:document-meta>
</file>